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4.7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7.1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10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map style:condition="cell-content()=&quot;Completed&quot;" style:apply-style-name="Untitled2" style:base-cell-address="'Challenge Template Name'.B8"/>
      <style:map style:condition="cell-content()=&quot;Failed&quot;" style:apply-style-name="Untitled3" style:base-cell-address="'Challenge Template Name'.B8"/>
      <style:map style:condition="cell-content()=&quot;Pending&quot;" style:apply-style-name="Untitled5" style:base-cell-address="'Challenge Template Name'.B8"/>
      <style:map style:condition="cell-content()=&quot;Half-Completed&quot;" style:apply-style-name="Untitled6" style:base-cell-address="'Challenge Template Name'.B8"/>
    </style:style>
    <style:style style:name="ce14" style:family="table-cell" style:parent-style-name="Default">
      <style:map style:condition="cell-content()=&quot;Completed&quot;" style:apply-style-name="Untitled2" style:base-cell-address="'Challenge Template Name'.B8"/>
      <style:map style:condition="cell-content()=&quot;Failed&quot;" style:apply-style-name="Untitled3" style:base-cell-address="'Challenge Template Name'.B8"/>
      <style:map style:condition="cell-content()=&quot;Pending&quot;" style:apply-style-name="Untitled5" style:base-cell-address="'Challenge Template Name'.B8"/>
      <style:map style:condition="cell-content()=&quot;Half-Completed&quot;" style:apply-style-name="Untitled6" style:base-cell-address="'Challenge Template Name'.B8"/>
    </style:style>
    <style:style style:name="ce5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map style:condition="cell-content()=&quot;None&quot;" style:apply-style-name="Untitled7" style:base-cell-address="'Challenge Template Name'.C8"/>
      <style:map style:condition="cell-content()=&quot;Yes&quot;" style:apply-style-name="Untitled8" style:base-cell-address="'Challenge Template Name'.C8"/>
      <style:map style:condition="cell-content()=&quot;No&quot;" style:apply-style-name="Untitled11" style:base-cell-address="'Challenge Template Name'.C8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 fo:border="0.74pt solid #000000" style:vertical-align="automatic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map style:condition="cell-content()&gt;=2" style:apply-style-name="Untitled12" style:base-cell-address="'Challenge Template Name'.E8"/>
      <style:map style:condition="cell-content()&gt;=0.5" style:apply-style-name="Untitled13" style:base-cell-address="'Challenge Template Name'.E8"/>
      <style:map style:condition="cell-content()=0" style:apply-style-name="Untitled15" style:base-cell-address="'Challenge Template Name'.E8"/>
    </style:style>
    <style:style style:name="ce2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7"/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bold" style:font-weight-asian="bold" fo:font-weight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ending&quot;;&quot;Completed&quot;;&quot;Half-Completed&quot;;&quot;Failed&quot;)" table:allow-empty-cell="true" table:display-list="sort-ascending" table:base-cell-address="'Challenge Template Name'.B5">
          <table:error-message table:message-type="stop" table:display="true"/>
        </table:content-validation>
        <table:content-validation table:name="val2" table:condition="of:cell-content-is-in-list(&quot;Yes&quot;;&quot;No&quot;;&quot;None&quot;)" table:allow-empty-cell="true" table:display-list="unsorted" table:base-cell-address="'Challenge Template Name'.C5">
          <table:error-message table:message-type="stop" table:display="true"/>
        </table:content-validation>
        <table:content-validation table:name="val3" table:condition="of:cell-content-is-decimal-number() and cell-content()&gt;=0" table:allow-empty-cell="true" table:base-cell-address="'Challenge Template Name'.E8">
          <table:error-message table:message-type="stop" table:display="true"/>
        </table:content-validation>
      </table:content-validations>
      <table:table table:name="Challenge Template Nam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5" table:default-cell-style-name="ce20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 table:number-columns-spanned="6" table:number-rows-spanned="6">
            <text:p>100 Day Challenge Sheet</text:p>
            <text:p><text:span text:style-name="T1">Challenge Template Name</text:span></text:p>
          </table:table-cell>
          <table:covered-table-cell table:number-columns-repeated="4" table:style-name="Default"/>
          <table:covered-table-cell/>
          <table:table-cell table:style-name="ce21" office:value-type="string" calcext:value-type="string" table:number-columns-spanned="3" table:number-rows-spanned="4">
            <text:p><text:span text:style-name="T2">Tips:</text:span></text:p>
            <text:p><text:span text:style-name="T3">Insert Date: </text:span><text:span text:style-name="T2">Ctrl + ;</text:span></text:p>
            <text:p><text:span text:style-name="T3">Multiline Notes: </text:span><text:span text:style-name="T2">Ctrl + Enter</text:span></text:p>
            <text:p><text:span text:style-name="T4">Ideal Hour :</text:span><text:span text:style-name="T5"> 2</text:span></text:p>
          </table:table-cell>
          <table:covered-table-cell table:number-columns-repeated="2"/>
        </table:table-row>
        <table:table-row table:style-name="ro1">
          <table:covered-table-cell/>
          <table:covered-table-cell table:number-columns-repeated="4" table:style-name="Default"/>
          <table:covered-table-cell table:number-columns-repeated="4"/>
        </table:table-row>
        <table:table-row table:style-name="ro1">
          <table:covered-table-cell/>
          <table:covered-table-cell table:number-columns-repeated="4" table:style-name="Default"/>
          <table:covered-table-cell table:number-columns-repeated="4"/>
        </table:table-row>
        <table:table-row table:style-name="ro1">
          <table:covered-table-cell/>
          <table:covered-table-cell table:number-columns-repeated="3" table:style-name="Default"/>
          <table:covered-table-cell table:style-name="ce18"/>
          <table:covered-table-cell table:number-columns-repeated="4"/>
        </table:table-row>
        <table:table-row table:style-name="ro2">
          <table:covered-table-cell/>
          <table:covered-table-cell table:number-columns-repeated="4" table:style-name="Default"/>
          <table:covered-table-cell/>
          <table:table-cell table:number-columns-repeated="3"/>
        </table:table-row>
        <table:table-row table:style-name="ro1">
          <table:covered-table-cell/>
          <table:covered-table-cell table:number-columns-repeated="4" table:style-name="Default"/>
          <table:covered-table-cell/>
          <table:table-cell table:number-columns-repeated="3"/>
        </table:table-row>
        <table:table-row table:style-name="ro3">
          <table:table-cell table:style-name="ce2" office:value-type="string" calcext:value-type="string">
            <text:p>Day No.</text:p>
          </table:table-cell>
          <table:table-cell table:style-name="ce3" office:value-type="string" calcext:value-type="string">
            <text:p>Status</text:p>
          </table:table-cell>
          <table:table-cell table:style-name="ce2" office:value-type="string" calcext:value-type="string">
            <text:p>Completion Status</text:p>
          </table:table-cell>
          <table:table-cell table:style-name="ce6" office:value-type="string" calcext:value-type="string">
            <text:p>Date</text:p>
          </table:table-cell>
          <table:table-cell table:style-name="ce19" office:value-type="string" calcext:value-type="string">
            <text:p>Hours </text:p>
            <text:p>Completed</text:p>
          </table:table-cell>
          <table:table-cell table:style-name="ce6" office:value-type="string" calcext:value-type="string">
            <text:p>Notes/ 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 1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2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3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4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5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6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7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8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9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10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4">
          <table:table-cell office:value-type="string" calcext:value-type="string">
            <text:p>Day 11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12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13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14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15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16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17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/>
          <table:table-cell table:style-name="ce22"/>
          <table:table-cell table:number-columns-repeated="2"/>
        </table:table-row>
        <table:table-row table:style-name="ro1">
          <table:table-cell office:value-type="string" calcext:value-type="string">
            <text:p>Day 18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19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20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21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22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23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/>
          <table:table-cell table:style-name="ce23"/>
          <table:table-cell table:number-columns-repeated="2"/>
        </table:table-row>
        <table:table-row table:style-name="ro1">
          <table:table-cell office:value-type="string" calcext:value-type="string">
            <text:p>Day 24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25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26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27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28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29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30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31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32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33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34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35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36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37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38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39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40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41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42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43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44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45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46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47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48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49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50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51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52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53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54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55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56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57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58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59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60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61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62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63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64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65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66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67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68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69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70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71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72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73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74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75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76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77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78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79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80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81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82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83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84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85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86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87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88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89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90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91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92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93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94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95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96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97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98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99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>
          <table:table-cell office:value-type="string" calcext:value-type="string">
            <text:p>Day 100</text:p>
          </table:table-cell>
          <table:table-cell table:content-validation-name="val1" office:value-type="string" calcext:value-type="string">
            <text:p>Pending</text:p>
          </table:table-cell>
          <table:table-cell table:content-validation-name="val2" office:value-type="string" calcext:value-type="string">
            <text:p>None</text:p>
          </table:table-cell>
          <table:table-cell/>
          <table:table-cell table:content-validation-name="val3"/>
          <table:table-cell table:number-columns-repeated="4"/>
        </table:table-row>
        <table:table-row table:style-name="ro1" table:number-rows-repeated="2">
          <table:table-cell/>
          <table:table-cell table:style-name="ce14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4"/>
          <table:table-cell table:style-name="Default" table:number-columns-repeated="3"/>
          <table:table-cell table:number-columns-repeated="4"/>
        </table:table-row>
        <calcext:conditional-formats>
          <calcext:conditional-format calcext:target-range-address="'Challenge Template Name'.B8:'Challenge Template Name'.B110">
            <calcext:condition calcext:apply-style-name="Untitled2" calcext:value="=&quot;Completed&quot;" calcext:base-cell-address="'Challenge Template Name'.B8"/>
            <calcext:condition calcext:apply-style-name="Untitled3" calcext:value="=&quot;Failed&quot;" calcext:base-cell-address="'Challenge Template Name'.B8"/>
            <calcext:condition calcext:apply-style-name="Untitled5" calcext:value="=&quot;Pending&quot;" calcext:base-cell-address="'Challenge Template Name'.B8"/>
            <calcext:condition calcext:apply-style-name="Untitled6" calcext:value="=&quot;Half-Completed&quot;" calcext:base-cell-address="'Challenge Template Name'.B8"/>
          </calcext:conditional-format>
          <calcext:conditional-format calcext:target-range-address="'Challenge Template Name'.C8:'Challenge Template Name'.C107">
            <calcext:condition calcext:apply-style-name="Untitled7" calcext:value="=&quot;None&quot;" calcext:base-cell-address="'Challenge Template Name'.C8"/>
            <calcext:condition calcext:apply-style-name="Untitled8" calcext:value="=&quot;Yes&quot;" calcext:base-cell-address="'Challenge Template Name'.C8"/>
            <calcext:condition calcext:apply-style-name="Untitled11" calcext:value="=&quot;No&quot;" calcext:base-cell-address="'Challenge Template Name'.C8"/>
          </calcext:conditional-format>
          <calcext:conditional-format calcext:target-range-address="'Challenge Template Name'.E8:'Challenge Template Name'.E107">
            <calcext:condition calcext:apply-style-name="Untitled12" calcext:value="&gt;=2" calcext:base-cell-address="'Challenge Template Name'.E8"/>
            <calcext:condition calcext:apply-style-name="Untitled13" calcext:value="&gt;=0.5" calcext:base-cell-address="'Challenge Template Name'.E8"/>
            <calcext:condition calcext:apply-style-name="Untitled15" calcext:value="=0" calcext:base-cell-address="'Challenge Template Name'.E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cccccc" style:diagonal-bl-tr="none" style:diagonal-tl-br="none"/>
    </style:style>
    <style:style style:name="Untitled2" style:family="table-cell" style:parent-style-name="Default">
      <style:table-cell-properties fo:background-color="#81d41a"/>
    </style:style>
    <style:style style:name="Untitled3" style:family="table-cell" style:parent-style-name="Default">
      <style:table-cell-properties fo:background-color="#ffa6a6"/>
    </style:style>
    <style:style style:name="Untitled4" style:family="table-cell" style:parent-style-name="Default">
      <style:table-cell-properties fo:background-color="#f6f9d4"/>
    </style:style>
    <style:style style:name="Untitled5" style:family="table-cell" style:parent-style-name="Default">
      <style:table-cell-properties fo:background-color="#cccccc"/>
    </style:style>
    <style:style style:name="Untitled6" style:family="table-cell" style:parent-style-name="Default">
      <style:table-cell-properties fo:background-color="#ffbf00"/>
    </style:style>
    <style:style style:name="Untitled7" style:family="table-cell" style:parent-style-name="Default">
      <style:table-cell-properties fo:background-color="#eeeeee"/>
    </style:style>
    <style:style style:name="Untitled8" style:family="table-cell" style:parent-style-name="Default">
      <style:table-cell-properties fo:background-color="#81d41a"/>
    </style:style>
    <style:style style:name="Untitled9" style:family="table-cell" style:parent-style-name="Default">
      <style:table-cell-properties fo:background-color="#ff5429"/>
    </style:style>
    <style:style style:name="Untitled10" style:family="table-cell" style:parent-style-name="Default">
      <style:table-cell-properties fo:background-color="#ffaa95"/>
    </style:style>
    <style:style style:name="Untitled11" style:family="table-cell" style:parent-style-name="Default">
      <style:table-cell-properties fo:background-color="#ffa6a6"/>
    </style:style>
    <style:style style:name="Untitled12" style:family="table-cell" style:parent-style-name="Default">
      <style:table-cell-properties fo:background-color="#81d41a"/>
    </style:style>
    <style:style style:name="Untitled13" style:family="table-cell" style:parent-style-name="Default">
      <style:table-cell-properties fo:background-color="#ffbf00"/>
    </style:style>
    <style:style style:name="Untitled14" style:family="table-cell" style:parent-style-name="Default">
      <style:table-cell-properties fo:background-color="#ffa6a6"/>
    </style:style>
    <style:style style:name="Untitled15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01:09:14.51735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3T01:09:15.205016400</meta:creation-date>
    <meta:editing-duration>PT9M55S</meta:editing-duration>
    <meta:editing-cycles>4</meta:editing-cycles>
    <meta:generator>LibreOffice/25.2.3.2$Windows_X86_64 LibreOffice_project/bbb074479178df812d175f709636b368952c2ce3</meta:generator>
    <dc:date>2025-06-03T01:41:45.201099700</dc:date>
    <meta:document-statistic meta:table-count="1" meta:cell-count="308" meta:object-count="0"/>
  </office:meta>
</office:document-meta>
</file>